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onaco, 'Lucida Console', monospace"/>
    <style:font-face style:name="PT Sans" svg:font-family="'PT Sans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3640" officeooo:paragraph-rsid="00083640"/>
    </style:style>
    <style:style style:name="P2" style:family="paragraph" style:parent-style-name="Text_20_body">
      <style:text-properties officeooo:rsid="000a55f4" officeooo:paragraph-rsid="000a55f4"/>
    </style:style>
    <style:style style:name="P3" style:family="paragraph" style:parent-style-name="Text_20_body">
      <style:text-properties officeooo:rsid="000d2753" officeooo:paragraph-rsid="000d2753"/>
    </style:style>
    <style:style style:name="P4" style:family="paragraph" style:parent-style-name="Text_20_body">
      <style:text-properties officeooo:rsid="0010d5e5" officeooo:paragraph-rsid="0010d5e5"/>
    </style:style>
    <style:style style:name="P5" style:family="paragraph" style:parent-style-name="Text_20_body">
      <style:text-properties officeooo:rsid="0010d5e5" officeooo:paragraph-rsid="00168205"/>
    </style:style>
    <style:style style:name="P6" style:family="paragraph" style:parent-style-name="Text_20_body">
      <style:text-properties officeooo:rsid="0010d5e5" officeooo:paragraph-rsid="003f53a5"/>
    </style:style>
    <style:style style:name="P7" style:family="paragraph" style:parent-style-name="Text_20_body">
      <style:text-properties officeooo:rsid="00193493" officeooo:paragraph-rsid="00193493"/>
    </style:style>
    <style:style style:name="P8" style:family="paragraph" style:parent-style-name="Text_20_body">
      <style:text-properties officeooo:rsid="0023854b" officeooo:paragraph-rsid="0023854b"/>
    </style:style>
    <style:style style:name="P9" style:family="paragraph" style:parent-style-name="Text_20_body">
      <style:text-properties officeooo:rsid="00299782" officeooo:paragraph-rsid="00299782"/>
    </style:style>
    <style:style style:name="P10" style:family="paragraph" style:parent-style-name="Text_20_body">
      <style:text-properties officeooo:rsid="00375f40" officeooo:paragraph-rsid="00375f40"/>
    </style:style>
    <style:style style:name="P11" style:family="paragraph" style:parent-style-name="Text_20_body">
      <style:text-properties fo:font-variant="normal" fo:text-transform="none" fo:color="#555555" style:font-name="PT Sans" fo:font-size="10.5pt" fo:letter-spacing="normal" fo:font-style="normal" fo:font-weight="normal" officeooo:rsid="00375f40" officeooo:paragraph-rsid="00375f40"/>
    </style:style>
    <style:style style:name="P12" style:family="paragraph" style:parent-style-name="Text_20_body">
      <style:text-properties fo:font-variant="normal" fo:text-transform="none" fo:color="#555555" style:font-name="PT Sans" fo:font-size="10.5pt" fo:letter-spacing="normal" fo:font-style="normal" fo:font-weight="normal" officeooo:rsid="00385530" officeooo:paragraph-rsid="00385530"/>
    </style:style>
    <style:style style:name="P13" style:family="paragraph" style:parent-style-name="Text_20_body">
      <style:text-properties officeooo:rsid="00385530" officeooo:paragraph-rsid="00385530"/>
    </style:style>
    <style:style style:name="P14" style:family="paragraph" style:parent-style-name="Text_20_body">
      <style:text-properties officeooo:rsid="003cc7fc" officeooo:paragraph-rsid="003cc7fc"/>
    </style:style>
    <style:style style:name="P15" style:family="paragraph" style:parent-style-name="Text_20_body">
      <style:text-properties officeooo:rsid="00100651" officeooo:paragraph-rsid="0010d5e5"/>
    </style:style>
    <style:style style:name="P16" style:family="paragraph" style:parent-style-name="Standard">
      <style:text-properties officeooo:rsid="00100651" officeooo:paragraph-rsid="001e332e"/>
    </style:style>
    <style:style style:name="P17" style:family="paragraph" style:parent-style-name="Standard">
      <style:text-properties officeooo:rsid="001fdf82" officeooo:paragraph-rsid="001fdf82"/>
    </style:style>
    <style:style style:name="P18" style:family="paragraph" style:parent-style-name="Standard">
      <style:text-properties officeooo:rsid="0020d180" officeooo:paragraph-rsid="0020d180"/>
    </style:style>
    <style:style style:name="P19" style:family="paragraph" style:parent-style-name="Standard">
      <style:text-properties style:font-name="Liberation Mono" fo:font-size="10pt" officeooo:rsid="000a7bc6" officeooo:paragraph-rsid="001fdf82" fo:background-color="#cccccc" style:font-name-asian="Liberation Mono" style:font-size-asian="10pt" style:font-name-complex="Liberation Mono" style:font-size-complex="10pt"/>
    </style:style>
    <style:style style:name="P20" style:family="paragraph" style:parent-style-name="Standard">
      <style:text-properties style:font-name="Liberation Mono" fo:font-size="10pt" officeooo:rsid="000a7bc6" officeooo:paragraph-rsid="00223232" fo:background-color="#cccccc" style:font-name-asian="Liberation Mono" style:font-size-asian="10pt" style:font-name-complex="Liberation Mono" style:font-size-complex="10pt"/>
    </style:style>
    <style:style style:name="P21" style:family="paragraph" style:parent-style-name="Standard">
      <style:text-properties officeooo:rsid="0021f791" officeooo:paragraph-rsid="0021f791"/>
    </style:style>
    <style:style style:name="P22" style:family="paragraph" style:parent-style-name="Standard">
      <style:text-properties officeooo:rsid="00223232" officeooo:paragraph-rsid="00223232"/>
    </style:style>
    <style:style style:name="P23" style:family="paragraph" style:parent-style-name="Standard">
      <style:text-properties officeooo:rsid="0023854b" officeooo:paragraph-rsid="0023854b"/>
    </style:style>
    <style:style style:name="P24" style:family="paragraph" style:parent-style-name="Standard">
      <style:text-properties officeooo:rsid="0026bf31" officeooo:paragraph-rsid="0026bf31"/>
    </style:style>
    <style:style style:name="P25" style:family="paragraph" style:parent-style-name="Standard">
      <style:text-properties officeooo:rsid="00299782" officeooo:paragraph-rsid="00299782"/>
    </style:style>
    <style:style style:name="P26" style:family="paragraph" style:parent-style-name="Standard">
      <style:text-properties officeooo:rsid="002c6c2e" officeooo:paragraph-rsid="002c6c2e"/>
    </style:style>
    <style:style style:name="P27" style:family="paragraph" style:parent-style-name="Standard">
      <style:text-properties officeooo:rsid="002d4e3a" officeooo:paragraph-rsid="002d4e3a"/>
    </style:style>
    <style:style style:name="P28" style:family="paragraph" style:parent-style-name="Standard">
      <style:text-properties officeooo:rsid="002e4f31" officeooo:paragraph-rsid="002e4f31"/>
    </style:style>
    <style:style style:name="P29" style:family="paragraph" style:parent-style-name="Standard">
      <style:text-properties officeooo:rsid="002eb695" officeooo:paragraph-rsid="002eb695"/>
    </style:style>
    <style:style style:name="P30" style:family="paragraph" style:parent-style-name="Standard">
      <style:text-properties officeooo:rsid="0032aedc" officeooo:paragraph-rsid="0032aedc"/>
    </style:style>
    <style:style style:name="P31" style:family="paragraph" style:parent-style-name="Standard">
      <style:text-properties officeooo:rsid="0033441b" officeooo:paragraph-rsid="0033441b"/>
    </style:style>
    <style:style style:name="P32" style:family="paragraph" style:parent-style-name="Standard">
      <style:text-properties officeooo:rsid="0034df1d" officeooo:paragraph-rsid="0034df1d"/>
    </style:style>
    <style:style style:name="P33" style:family="paragraph" style:parent-style-name="Standard">
      <style:text-properties officeooo:rsid="0034df1d" officeooo:paragraph-rsid="00365c38"/>
    </style:style>
    <style:style style:name="P34" style:family="paragraph" style:parent-style-name="Standard">
      <style:text-properties officeooo:rsid="00373448" officeooo:paragraph-rsid="00373448"/>
    </style:style>
    <style:style style:name="P35" style:family="paragraph" style:parent-style-name="Standard">
      <style:text-properties officeooo:rsid="00373448" officeooo:paragraph-rsid="00375f40"/>
    </style:style>
    <style:style style:name="P36" style:family="paragraph" style:parent-style-name="Standard">
      <style:text-properties officeooo:rsid="004370bd" officeooo:paragraph-rsid="004370bd"/>
    </style:style>
    <style:style style:name="P37" style:family="paragraph" style:parent-style-name="Preformatted_20_Text">
      <style:text-properties style:font-name="Liberation Mono" fo:font-size="10pt" officeooo:rsid="000a7bc6" fo:background-color="#cccccc" style:font-name-asian="Liberation Mono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0a7bc6" officeooo:paragraph-rsid="0020d180" fo:background-color="#cccccc" style:font-name-asian="Liberation Mono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rsid="000a7bc6" officeooo:paragraph-rsid="0021f791" fo:background-color="#cccccc" style:font-name-asian="Liberation Mono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rsid="000a7bc6" officeooo:paragraph-rsid="00223232" fo:background-color="#cccccc" style:font-name-asian="Liberation Mono" style:font-size-asian="10pt" style:font-name-complex="Liberation Mono" style:font-size-complex="10pt"/>
    </style:style>
    <style:style style:name="P41" style:family="paragraph" style:parent-style-name="Preformatted_20_Text">
      <style:text-properties fo:font-variant="normal" fo:text-transform="none" fo:color="#303030" style:font-name="monospace" fo:font-size="10.5pt" fo:letter-spacing="normal" fo:font-style="normal" fo:font-weight="normal" officeooo:rsid="0026bf31" officeooo:paragraph-rsid="0026bf31"/>
    </style:style>
    <style:style style:name="P42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0a7bc6" fo:background-color="#cccccc" style:font-name-asian="Liberation Mono" style:font-size-asian="10pt" style:font-name-complex="Liberation Mono" style:font-size-complex="10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555555" style:font-name="PT Sans" fo:font-size="10.5pt" fo:letter-spacing="normal" fo:font-style="normal" fo:font-weight="normal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  <style:text-properties fo:font-variant="normal" fo:text-transform="none" fo:color="#666666" style:font-name="Consolas" fo:letter-spacing="normal" fo:font-style="normal" fo:font-weight="normal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  <style:text-properties fo:font-variant="normal" fo:text-transform="none" fo:color="#666666" style:font-name="Consolas" fo:letter-spacing="normal" fo:font-style="normal" fo:font-weight="normal" officeooo:rsid="003be8af" officeooo:paragraph-rsid="003be8af"/>
    </style:style>
    <style:style style:name="P47" style:family="paragraph" style:parent-style-name="Preformatted_20_Text">
      <style:paragraph-properties fo:margin-top="0cm" fo:margin-bottom="0cm" loext:contextual-spacing="false" fo:line-height="160%" fo:orphans="2" fo:widows="2" fo:padding="0.049cm" fo:border="0.06pt solid #ededed"/>
      <style:text-properties fo:font-variant="normal" fo:text-transform="none" fo:color="#666666" style:font-name="Consolas" fo:letter-spacing="normal" fo:font-style="normal" fo:font-weight="normal"/>
    </style:style>
    <style:style style:name="P48" style:family="paragraph" style:parent-style-name="Text_20_body" style:list-style-name="L1">
      <style:text-properties officeooo:rsid="00193493" officeooo:paragraph-rsid="00193493"/>
    </style:style>
    <style:style style:name="P49" style:family="paragraph" style:parent-style-name="Text_20_body" style:list-style-name="L1">
      <style:text-properties officeooo:rsid="001adea0" officeooo:paragraph-rsid="001adea0"/>
    </style:style>
    <style:style style:name="P50" style:family="paragraph" style:parent-style-name="Text_20_body" style:list-style-name="L1">
      <style:text-properties officeooo:rsid="001cb137" officeooo:paragraph-rsid="001cb137"/>
    </style:style>
    <style:style style:name="P51" style:family="paragraph" style:parent-style-name="Text_20_body" style:list-style-name="L1">
      <style:text-properties officeooo:rsid="00313f52" officeooo:paragraph-rsid="00313f52"/>
    </style:style>
    <style:style style:name="P52" style:family="paragraph" style:parent-style-name="Text_20_body">
      <style:text-properties officeooo:paragraph-rsid="0044f41c"/>
    </style:style>
    <style:style style:name="P53" style:family="paragraph" style:parent-style-name="Heading_20_1">
      <style:text-properties officeooo:rsid="00083640" officeooo:paragraph-rsid="00083640"/>
    </style:style>
    <style:style style:name="P54" style:family="paragraph" style:parent-style-name="Heading_20_1">
      <style:text-properties officeooo:paragraph-rsid="001e332e"/>
    </style:style>
    <style:style style:name="P55" style:family="paragraph" style:parent-style-name="Heading_20_1">
      <style:text-properties officeooo:rsid="0044f41c" officeooo:paragraph-rsid="0044f41c"/>
    </style:style>
    <style:style style:name="T1" style:family="text">
      <style:text-properties style:font-name="Liberation Mono" fo:font-size="10pt" officeooo:rsid="000a7bc6" fo:background-color="#cccccc" loext:char-shading-value="0" style:font-name-asian="Liberation Mono" style:font-size-asian="10pt" style:font-name-complex="Liberation Mono" style:font-size-complex="10pt"/>
    </style:style>
    <style:style style:name="T2" style:family="text">
      <style:text-properties fo:font-variant="normal" fo:text-transform="none" fo:color="#242729" fo:font-size="10pt" fo:letter-spacing="normal" fo:font-style="normal" fo:font-weight="normal" fo:background-color="#cccccc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242729" fo:font-size="10pt" fo:letter-spacing="normal" fo:font-style="normal" fo:font-weight="normal" officeooo:rsid="00168205" fo:background-color="#cccccc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242729" fo:font-size="10pt" fo:letter-spacing="normal" fo:font-style="normal" fo:font-weight="normal" officeooo:rsid="00365c38" fo:background-color="#cccccc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fo:color="#242729" fo:font-size="10pt" fo:letter-spacing="normal" fo:font-style="normal" fo:font-weight="normal" officeooo:rsid="00375f40" fo:background-color="#cccccc" loext:char-shading-value="0" style:font-size-asian="10pt" style:font-size-complex="10pt" loext:padding="0cm" loext:border="none"/>
    </style:style>
    <style:style style:name="T6" style:family="text">
      <style:text-properties fo:font-variant="normal" fo:text-transform="none" fo:color="#242729" fo:font-size="10pt" fo:letter-spacing="normal" fo:font-style="normal" fo:font-weight="normal" officeooo:rsid="0010d5e5" fo:background-color="#cccccc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242729" fo:font-size="10pt" fo:letter-spacing="normal" fo:font-style="normal" fo:font-weight="normal" officeooo:rsid="003f53a5" fo:background-color="#cccccc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242729" style:font-name="Liberation Serif1" fo:font-size="12pt" fo:letter-spacing="normal" fo:font-style="normal" fo:font-weight="normal" officeooo:rsid="00083640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242729" style:font-name="Liberation Serif1" fo:font-size="12pt" fo:letter-spacing="normal" fo:font-style="normal" fo:font-weight="normal" officeooo:rsid="0012490b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242729" style:font-name="Liberation Serif1" fo:font-size="12pt" fo:letter-spacing="normal" fo:font-style="normal" fo:font-weight="normal" officeooo:rsid="00168205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666666" style:font-name="inherit" fo:font-size="9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666666" style:font-name="inherit" fo:font-size="9pt" fo:letter-spacing="normal" fo:font-style="normal" fo:font-weight="bold" officeooo:rsid="00385530" loext:padding="0cm" loext:border="none"/>
    </style:style>
    <style:style style:name="T13" style:family="text">
      <style:text-properties fo:font-variant="normal" fo:text-transform="none" fo:color="#666666" style:font-name="inherit" fo:font-size="9pt" fo:letter-spacing="normal" fo:font-style="normal" style:font-name-asian="Liberation Mono" style:font-size-asian="10pt" style:font-name-complex="Liberation Mono" style:font-size-complex="10pt" loext:padding="0cm" loext:border="none"/>
    </style:style>
    <style:style style:name="T14" style:family="text">
      <style:text-properties officeooo:rsid="000b014a"/>
    </style:style>
    <style:style style:name="T15" style:family="text">
      <style:text-properties officeooo:rsid="000f1199"/>
    </style:style>
    <style:style style:name="T16" style:family="text">
      <style:text-properties officeooo:rsid="00168205"/>
    </style:style>
    <style:style style:name="T17" style:family="text">
      <style:text-properties officeooo:rsid="0023854b"/>
    </style:style>
    <style:style style:name="T18" style:family="text">
      <style:text-properties officeooo:rsid="002a68a0"/>
    </style:style>
    <style:style style:name="T19" style:family="text">
      <style:text-properties officeooo:rsid="00393677"/>
    </style:style>
    <style:style style:name="T20" style:family="text">
      <style:text-properties officeooo:rsid="003be8af"/>
    </style:style>
    <style:style style:name="T21" style:family="text">
      <style:text-properties officeooo:rsid="003cc7f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Installation Raspbian</text:h>
      <text:p text:style-name="P1">Gravage de la carte SD à partir de la distrib raspbian <text:span text:style-name="T14">strech lite</text:span></text:p>
      <text:h text:style-name="Heading_20_1" text:outline-level="1">Personnalisation de l’OS</text:h>
      <text:p text:style-name="P2">Se connecter avec un clavier et un écran, <text:span text:style-name="T14">brancher l’alim</text:span></text:p>
      <text:p text:style-name="P2">L’utilisateur par défaut est : pi</text:p>
      <text:p text:style-name="P2">le mot de passe par défaut est : raspberry</text:p>
      <text:p text:style-name="P7">Taper <text:span text:style-name="T1">sudo raspi-config</text:span></text:p>
      <text:list xml:id="list519267123" text:style-name="L1">
        <text:list-item>
          <text:p text:style-name="P48">configurer le clavier : le mettre en Francais</text:p>
        </text:list-item>
        <text:list-item>
          <text:p text:style-name="P48">Configurer le wifi</text:p>
        </text:list-item>
        <text:list-item>
          <text:p text:style-name="P49">Configurer le hostname (webradio par exemple)</text:p>
        </text:list-item>
        <text:list-item>
          <text:p text:style-name="P50">Configurer un nouveau mot de passe</text:p>
        </text:list-item>
        <text:list-item>
          <text:p text:style-name="P51">Autoriser l’interface i2c</text:p>
        </text:list-item>
        <text:list-item>
          <text:p text:style-name="P50">Autoriser SSH</text:p>
        </text:list-item>
        <text:list-item>
          <text:p text:style-name="P48">Valider</text:p>
        </text:list-item>
        <text:list-item>
          <text:p text:style-name="P48">Rebooter et noter l’adresse IP. Le reste pourra se faire par SSH</text:p>
        </text:list-item>
      </text:list>
      <text:p text:style-name="P7"/>
      <text:h text:style-name="Heading_20_1" text:outline-level="1"><text:span text:style-name="Strong_20_Emphasis">Activation et configuration du module logiciel I²C</text:span></text:h>
      <text:p text:style-name="P10">Voire référence en fin de document</text:p>
      <text:p text:style-name="P11">On ajoute les modules au démarrage :</text:p>
      <text:p text:style-name="P44"><text:span text:style-name="Strong_20_Emphasis"><text:span text:style-name="T11">sudo nano /etc/modules</text:span></text:span></text:p>
      <text:p text:style-name="P43">Ajouter ces 2 lignes :</text:p>
      <text:p text:style-name="P45">i2c-bcm2708 </text:p>
      <text:p text:style-name="P47">i2c-dev</text:p>
      <text:p text:style-name="P43">On redémarre :</text:p>
      <text:p text:style-name="P44"><text:span text:style-name="Strong_20_Emphasis"><text:span text:style-name="T11">sudo reboot</text:span></text:span></text:p>
      <text:p text:style-name="P11">On installe les outils nécessaires :</text:p>
      <text:p text:style-name="P44"><text:span text:style-name="Strong_20_Emphasis"><text:span text:style-name="T11">sudo apt-get install python-smbus i2c-tools</text:span></text:span></text:p>
      <text:p text:style-name="P11">On va utiliser la commande i2cdetect, qui permet de voir la liste des périphériques I²C reliés au Pi. La commande est différente si vous utilisez un Raspberry Pi Rev 1 ou Rev 2 (l’adresse du bus I²C est différente), donc choisissez la bonne :</text:p>
      <text:p text:style-name="P44"><text:span text:style-name="Strong_20_Emphasis"><text:span text:style-name="T11">sudo i2cdetect -y </text:span></text:span><text:span text:style-name="Strong_20_Emphasis"><text:span text:style-name="T12">1</text:span></text:span></text:p>
      <text:p text:style-name="P13"><text:soft-page-break/><text:span text:style-name="Strong_20_Emphasis"><text:span text:style-name="T13"><text:s text:c="5"/>0 <text:s/>1 <text:s/>2 <text:s/>3 <text:s/>4 <text:s/>5 <text:s/>6 <text:s/>7 <text:s/>8 <text:s/>9 <text:s/>a <text:s/>b <text:s/>c <text:s/>d <text:s/>e <text:s/>f</text:span></text:span></text:p>
      <text:p text:style-name="P13"><text:span text:style-name="Strong_20_Emphasis"><text:span text:style-name="T13">00: <text:s text:c="9"/>-- -- -- -- -- -- -- -- -- -- -- -- -- </text:span></text:span></text:p>
      <text:p text:style-name="P13"><text:span text:style-name="Strong_20_Emphasis"><text:span text:style-name="T13">10: -- -- -- -- -- -- -- -- -- -- -- -- -- -- -- -- </text:span></text:span></text:p>
      <text:p text:style-name="P13"><text:span text:style-name="Strong_20_Emphasis"><text:span text:style-name="T13">20: -- -- -- -- -- -- -- 27 -- -- -- -- -- -- -- -- </text:span></text:span></text:p>
      <text:p text:style-name="P13"><text:span text:style-name="Strong_20_Emphasis"><text:span text:style-name="T13">30: -- -- -- -- -- -- -- -- -- -- -- -- -- -- -- -- </text:span></text:span></text:p>
      <text:p text:style-name="P13"><text:span text:style-name="Strong_20_Emphasis"><text:span text:style-name="T13">40: -- -- -- -- -- -- -- -- -- -- -- -- -- -- -- -- </text:span></text:span></text:p>
      <text:p text:style-name="P13"><text:span text:style-name="Strong_20_Emphasis"><text:span text:style-name="T13">50: -- -- -- -- -- -- -- -- -- -- -- -- -- -- -- -- </text:span></text:span></text:p>
      <text:p text:style-name="P13"><text:span text:style-name="Strong_20_Emphasis"><text:span text:style-name="T13">60: -- -- -- -- -- -- -- -- -- -- -- -- -- -- -- -- </text:span></text:span></text:p>
      <text:p text:style-name="P13"><text:span text:style-name="Strong_20_Emphasis"><text:span text:style-name="T13">70: -- -- -- -- -- -- -- -- <text:s text:c="24"/></text:span></text:span></text:p>
      <text:p text:style-name="P13">Ici, on peut voir qu’il y a un composant i2c, à l’adresse 0x27.</text:p>
      <text:p text:style-name="P13">Il fau<text:span text:style-name="T19">dra</text:span> reporter cette valeur dans le fichier <text:span text:style-name="T20">webradio.cfg :</text:span></text:p>
      <text:p text:style-name="P12">Dans ce dernier fichier, vous pouvez ajuster l’adresse de votre écran si ce n’est pas 27 :</text:p>
      <text:p text:style-name="P46">[hardware]</text:p>
      <text:p text:style-name="P46"># i2c address of the lcd device</text:p>
      <text:p text:style-name="P46">lcd_address: 0x27</text:p>
      <text:p text:style-name="P13"/>
      <text:h text:style-name="Heading_20_2" text:outline-level="2">Utilisateur par défaut</text:h>
      <text:p text:style-name="P3">On laisse pi, ya pas de pb <text:span text:style-name="T15">avec ça</text:span></text:p>
      <text:h text:style-name="P54" text:outline-level="1">Partage du répertoire de configuration <text:span text:style-name="T21">(optionnel)</text:span></text:h>
      <text:p text:style-name="P14">Il est aussi possible d’utiliser sftp (ssh) à la place.</text:p>
      <text:p text:style-name="P8">L’info est détaillée là :</text:p>
      <text:p text:style-name="P8">https://raspberrypihq.com/how-to-share-a-folder-with-a-windows-computer-from-a-raspberry-pi/</text:p>
      <text:p text:style-name="P22">Installer smb :</text:p>
      <text:p text:style-name="P20">sudo apt-get update</text:p>
      <text:p text:style-name="P40">sudo apt-get install samba samba-common-bin</text:p>
      <text:p text:style-name="P20"/>
      <text:p text:style-name="P17">Créer un répertoire de partage :</text:p>
      <text:p text:style-name="P17">mkdir /home/pi/share</text:p>
      <text:p text:style-name="P17">Editer le fichier de conf de Samba :</text:p>
      <text:p text:style-name="P19">sudo nano /etc/samba/smb.conf</text:p>
      <text:p text:style-name="P18">Assurez vous que les paramètres suivants sont positionnés :</text:p>
      <text:p text:style-name="P38">workgroup = WORKGROUP</text:p>
      <text:p text:style-name="P42">wins support = yes</text:p>
      <text:p text:style-name="P21">Rajoutez la section suivante :</text:p>
      <text:p text:style-name="P39">[RadioShare]</text:p>
      <text:p text:style-name="P37"><text:s/>comment=Webradio Share</text:p>
      <text:p text:style-name="P37"><text:s/>path=/home/pi/share</text:p>
      <text:p text:style-name="P37"><text:s/>browseable=Yes</text:p>
      <text:p text:style-name="P37"><text:s/>writeable=Yes</text:p>
      <text:p text:style-name="P37"><text:s/>only guest=no</text:p>
      <text:p text:style-name="P37"><text:soft-page-break/><text:s/>create mask=0777</text:p>
      <text:p text:style-name="P37"><text:s/>directory mask=0777</text:p>
      <text:p text:style-name="P42"><text:s/>public=no</text:p>
      <text:p text:style-name="P22">Enregistrer et quitter.</text:p>
      <text:p text:style-name="P22">Créer un utilisateur smb :</text:p>
      <text:p text:style-name="P40">sudo smbpasswd -a pi</text:p>
      <text:p text:style-name="P22"/>
      <text:p text:style-name="P23"/>
      <text:p text:style-name="P17"/>
      <text:p text:style-name="P16"/>
      <text:h text:style-name="Heading_20_1" text:outline-level="1">Installation du logiciel radio</text:h>
      <text:h text:style-name="Heading_20_2" text:outline-level="2">Copie des fichiers</text:h>
      <text:p text:style-name="P1">Copie des fichiers à partir <text:span text:style-name="T17">du répertoire partagé RadioShare</text:span></text:p>
      <text:p text:style-name="P4">Copier les fichiers dans /home/pi/webradio</text:p>
      <text:h text:style-name="Heading_20_2" text:outline-level="2">configuration pour démarrage auto de la radio</text:h>
      <text:p text:style-name="P5"><text:span text:style-name="Source_20_Text"><text:span text:style-name="T8">Vérifier que </text:span></text:span><text:span text:style-name="Source_20_Text"><text:span text:style-name="T9">les paths </text:span></text:span><text:span text:style-name="Source_20_Text"><text:span text:style-name="T10">figurant dans /home/pi/webradio/webradio.sh </text:span></text:span><text:span text:style-name="Source_20_Text"><text:span text:style-name="T9">sont ceux attendus</text:span></text:span></text:p>
      <text:p text:style-name="P4">Copier le fichier weradio.sh dans /etc/<text:span text:style-name="T16">rc.local</text:span>/</text:p>
      <text:p text:style-name="P4"><text:span text:style-name="Source_20_Text"><text:span text:style-name="T2">sudo cp /home/pi/webradio/webradio.sh /</text:span></text:span><text:span text:style-name="Source_20_Text"><text:span text:style-name="T3">etc/rc.local</text:span></text:span></text:p>
      <text:p text:style-name="P15"/>
      <text:h text:style-name="Heading_20_1" text:outline-level="1">Configuration de la carte son</text:h>
      <text:p text:style-name="P24">Dans le fichier /boot/config.txt</text:p>
      <text:p text:style-name="P24">Enlever la ligne </text:p>
      <text:p text:style-name="P41">dtparam=audio=on</text:p>
      <text:p text:style-name="P24">Rajouter la ligne</text:p>
      <text:p text:style-name="P41">dtoverlay=hifiberry-dac</text:p>
      <text:p text:style-name="P24"/>
      <text:p text:style-name="P24"/>
      <text:h text:style-name="Heading_20_1" text:outline-level="1">Installer MPD</text:h>
      <text:p text:style-name="P9">Sudo apt-get update</text:p>
      <text:p text:style-name="P24">Sudo apt-get install mpd <text:span text:style-name="T18">mpc</text:span></text:p>
      <text:p text:style-name="P24"/>
      <text:p text:style-name="P25">Puis rebooter : sudo reboot</text:p>
      <text:p text:style-name="P25"/>
      <text:h text:style-name="Heading_20_1" text:outline-level="1">Configuration du volume</text:h>
      <text:p text:style-name="P26">Créer un fichier /etc/asound.conf contenant :</text:p>
      <text:p text:style-name="P26">pcm.hifiberry {</text:p>
      <text:p text:style-name="P26"><text:s text:c="4"/>type softvol</text:p>
      <text:p text:style-name="P26"><text:soft-page-break/><text:s text:c="4"/>slave.pcm "plughw:0"</text:p>
      <text:p text:style-name="P26"><text:s text:c="4"/>control.name "Master"</text:p>
      <text:p text:style-name="P26"><text:s text:c="4"/>control.card 0</text:p>
      <text:p text:style-name="P26">}</text:p>
      <text:p text:style-name="P26"/>
      <text:p text:style-name="P26">pcm.!default {</text:p>
      <text:p text:style-name="P26"><text:s text:c="4"/>type <text:s text:c="12"/>plug</text:p>
      <text:p text:style-name="P26"><text:s text:c="4"/>slave.pcm <text:s text:c="6"/>"hifiberry"</text:p>
      <text:p text:style-name="P26">}</text:p>
      <text:p text:style-name="P26"/>
      <text:p text:style-name="P26">Modifier le fichier /etc/mpd.conf : la section audio_output{…} doit contenir ceci :</text:p>
      <text:p text:style-name="P26"/>
      <text:p text:style-name="P26">audio_output {</text:p>
      <text:p text:style-name="P26"><text:s text:c="8"/>enabled <text:s text:c="8"/>"yes"</text:p>
      <text:p text:style-name="P26"><text:s text:c="8"/>type <text:s text:c="11"/>"alsa"</text:p>
      <text:p text:style-name="P26"><text:s text:c="8"/>name <text:s text:c="11"/>"HiFiBerry Miniamp"</text:p>
      <text:p text:style-name="P26"><text:s text:c="8"/>device <text:s text:c="9"/>"hifiberry"</text:p>
      <text:p text:style-name="P26"><text:s text:c="8"/>auto_resample <text:s text:c="2"/>"no"</text:p>
      <text:p text:style-name="P26"><text:s text:c="8"/>auto_channels <text:s text:c="2"/>"no"</text:p>
      <text:p text:style-name="P26"><text:s text:c="8"/>auto_format <text:s text:c="4"/>"no"</text:p>
      <text:p text:style-name="P26"><text:s text:c="8"/>dop <text:s text:c="12"/>"no"</text:p>
      <text:p text:style-name="P26"><text:s text:c="8"/>mixer_control <text:s text:c="2"/>"Master" <text:s text:c="7"/># optional</text:p>
      <text:p text:style-name="P26"><text:s text:c="8"/>mixer_type <text:s text:c="5"/>"hardware" <text:s text:c="5"/># optional</text:p>
      <text:p text:style-name="P26">}</text:p>
      <text:p text:style-name="P26"/>
      <text:p text:style-name="P26"><text:span text:style-name="Source_20_Text"><text:span text:style-name="T6">sudo reboot</text:span></text:span></text:p>
      <text:p text:style-name="P26"><text:span text:style-name="Source_20_Text"><text:span text:style-name="T6"/></text:span></text:p>
      <text:h text:style-name="Heading_20_1" text:outline-level="1">tester le son et le flux radio</text:h>
      <text:p text:style-name="P6"><text:span text:style-name="Source_20_Text"><text:span text:style-name="T7">mpc add </text:span></text:span><text:a xlink:type="simple" xlink:href="http://str0.creacast.com/rec" text:style-name="Internet_20_link" text:visited-style-name="Visited_20_Internet_20_Link"><text:span text:style-name="Source_20_Text">http://str0.creacast.com/rec</text:span></text:a></text:p>
      <text:p text:style-name="P6"><text:span text:style-name="Source_20_Text"><text:span text:style-name="T7">mpc play 1</text:span></text:span></text:p>
      <text:h text:style-name="Heading_20_1" text:outline-level="1">Configurer le bluetooth</text:h>
      <text:p text:style-name="P36">Le seul parametre à modifier au déploiement est nécessaire à la configuration du raspberry en tant que « a2dp receiver ». (advanced audio distribution profile)</text:p>
      <text:p text:style-name="P36"/>
      <text:p text:style-name="P36">Ouvrez le fichier de configuration de bluealsa :</text:p>
      <text:p text:style-name="P36"><text:span text:style-name="Source_20_Text"><text:span text:style-name="T6">sudo nano /lib/systemd/system/bluealsa.service</text:span></text:span></text:p>
      <text:p text:style-name="P36"/>
      <text:p text:style-name="P36">Cherchez la ligne qui commence par « ExecStart » et rajoutez l’option du profile a2dp comme ci-dessous :</text:p>
      <text:p text:style-name="P36"><text:span text:style-name="Source_20_Text"><text:span text:style-name="T6">ExecStart=/usr/bin/bluealsa -p a2dp-sink</text:span></text:span></text:p>
      <text:h text:style-name="P55" text:outline-level="1">Configurer un agent bluetooth</text:h>
      <text:p text:style-name="P52"><text:a xlink:type="simple" xlink:href="https://gist.github.com/mill1000/74c7473ee3b4a5b13f6325e9994ff84c" text:style-name="Internet_20_link" text:visited-style-name="Visited_20_Internet_20_Link">https://gist.github.com/mill1000/74c7473ee3b4a5b13f6325e9994ff84c</text:a></text:p>
      <text:h text:style-name="Heading_20_1" text:outline-level="1"><text:soft-page-break/></text:h>
      <text:h text:style-name="Heading_20_1" text:outline-level="1">Webradio</text:h>
      <text:p text:style-name="P27">Copier les sources python dans le répertoire webradio</text:p>
      <text:p text:style-name="P27"/>
      <text:p text:style-name="P27">Installer les dépendances python :</text:p>
      <text:p text:style-name="P27">Rpi.GPIO :</text:p>
      <text:p text:style-name="P27"><text:span text:style-name="Source_20_Text"><text:span text:style-name="T6">sudo apt-get install python-rpi.gpio python3-rpi.gpio</text:span></text:span></text:p>
      <text:p text:style-name="P27">RPLCD :</text:p>
      <text:p text:style-name="P28"><text:span text:style-name="Source_20_Text"><text:span text:style-name="T6">sudo apt install python3-smbus</text:span></text:span></text:p>
      <text:p text:style-name="P28"><text:span text:style-name="Source_20_Text"><text:span text:style-name="T6">sudo apt-get install python3-pip</text:span></text:span></text:p>
      <text:p text:style-name="P29"><text:span text:style-name="Source_20_Text"><text:span text:style-name="T6">sudo pip3 install RPLCD</text:span></text:span></text:p>
      <text:p text:style-name="P29"><text:span text:style-name="Source_20_Text"><text:span text:style-name="T6"/></text:span></text:p>
      <text:h text:style-name="Heading_20_1" text:outline-level="1">Startup at boot</text:h>
      <text:p text:style-name="P30"/>
      <text:p text:style-name="P31">Rajouter dans le fichier /etc/rc.local</text:p>
      <text:p text:style-name="P31"/>
      <text:p text:style-name="P31"><text:span text:style-name="Source_20_Text"><text:span text:style-name="T3">python3 /home/pi/python/webradio/mamemasradio.py &gt; /dev/null <text:s/>&amp;</text:span></text:span></text:p>
      <text:p text:style-name="P27"/>
      <text:h text:style-name="Heading_20_1" text:outline-level="1">Ecrire les logs systeme en RAM</text:h>
      <text:p text:style-name="P32">Editer le fichier /etc/fstab</text:p>
      <text:p text:style-name="P32">Rajouter les lignes suivantes :</text:p>
      <text:p text:style-name="P32"/>
      <text:p text:style-name="P32"><text:span text:style-name="Source_20_Text"><text:span text:style-name="T3">tmpfs /tmp tmpfs defaults,noatime,nosuid,size=10m 0 0</text:span></text:span></text:p>
      <text:p text:style-name="P32"><text:span text:style-name="Source_20_Text"><text:span text:style-name="T3">tmpfs /var/tmp tmpfs defaults,noatime,nosuid,size=10m 0 0</text:span></text:span></text:p>
      <text:p text:style-name="P32"><text:span text:style-name="Source_20_Text"><text:span text:style-name="T3">tmpfs /var/log tmpfs defaults,noatime,nosuid,mode=0755,size=10m 0 0</text:span></text:span></text:p>
      <text:p text:style-name="P33"><text:span text:style-name="Source_20_Text"><text:span text:style-name="T4">tmpfs /var/log/mpd tmpfs defaults,noatime,nosuid,mode=0755,size=10m 0 0</text:span></text:span></text:p>
      <text:p text:style-name="P32"><text:span text:style-name="Source_20_Text"><text:span text:style-name="T3"/></text:span></text:p>
      <text:p text:style-name="P32"><text:span text:style-name="Source_20_Text"><text:span text:style-name="T3"/></text:span></text:p>
      <text:h text:style-name="Heading_20_1" text:outline-level="1">Modifier le mot de passe</text:h>
      <text:p text:style-name="P34">Nouveau mot de passe :</text:p>
      <text:p text:style-name="P34"><text:span text:style-name="Source_20_Text"><text:span text:style-name="T3">Nicole-48</text:span></text:span></text:p>
      <text:p text:style-name="P34"/>
      <text:p text:style-name="P34">Taper la commande </text:p>
      <text:p text:style-name="P34"><text:span text:style-name="Source_20_Text"><text:span text:style-name="T3">passwd</text:span></text:span></text:p>
      <text:p text:style-name="P34">Le mot de passe initial est </text:p>
      <text:p text:style-name="P34"><text:span text:style-name="Source_20_Text"><text:span text:style-name="T3">raspberry</text:span></text:span></text:p>
      <text:p text:style-name="P34"><text:span text:style-name="Source_20_Text"><text:span text:style-name="T3"/></text:span></text:p>
      <text:p text:style-name="P34"><text:span text:style-name="Source_20_Text"><text:span text:style-name="T3"/></text:span></text:p>
      <text:h text:style-name="Heading_20_1" text:outline-level="1"><text:span text:style-name="Source_20_Text">Références</text:span></text:h>
      <text:p text:style-name="P35"><text:span text:style-name="Source_20_Text"><text:span text:style-name="T5"/></text:span></text:p>
      <text:p text:style-name="P35"><text:span text:style-name="Source_20_Text"><text:span text:style-name="T5">http://hardware-libre.fr/2014/03/raspberry-pi-utiliser-un-lcd-4x20/</text:span>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onaco, 'Lucida Console', monospace"/>
    <style:font-face style:name="PT Sans" svg:font-family="'PT Sans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5:09:10.385281984</meta:creation-date>
    <meta:generator>LibreOffice/6.1.5.2$Linux_ARM_EABI LibreOffice_project/10$Build-2</meta:generator>
    <dc:date>2020-05-16T19:59:35.888608177</dc:date>
    <meta:editing-duration>PT3H38M10S</meta:editing-duration>
    <meta:editing-cycles>37</meta:editing-cycles>
    <meta:document-statistic meta:table-count="0" meta:image-count="0" meta:object-count="0" meta:page-count="5" meta:paragraph-count="155" meta:word-count="834" meta:character-count="5409" meta:non-whitespace-character-count="4470"/>
  </office:meta>
</office:document-meta>
</file>